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8463" officeooo:paragraph-rsid="001b8463"/>
    </style:style>
    <style:style style:name="P2" style:family="paragraph" style:parent-style-name="Standard">
      <style:paragraph-properties fo:text-align="center" style:justify-single-word="false"/>
      <style:text-properties officeooo:rsid="001b8463" officeooo:paragraph-rsid="001b8463"/>
    </style:style>
    <style:style style:name="P3" style:family="paragraph" style:parent-style-name="Standard">
      <style:text-properties officeooo:rsid="001b8463" officeooo:paragraph-rsid="001f80dc"/>
    </style:style>
    <style:style style:name="P4" style:family="paragraph" style:parent-style-name="Standard">
      <style:text-properties fo:font-style="italic" officeooo:rsid="001b8463" officeooo:paragraph-rsid="001b8463" style:font-style-asian="italic" style:font-style-complex="italic"/>
    </style:style>
    <style:style style:name="P5" style:family="paragraph" style:parent-style-name="Standard">
      <style:text-properties officeooo:rsid="001bb232" officeooo:paragraph-rsid="001bb232"/>
    </style:style>
    <style:style style:name="P6" style:family="paragraph" style:parent-style-name="Standard">
      <style:text-properties officeooo:rsid="001bb232" officeooo:paragraph-rsid="001f80dc"/>
    </style:style>
    <style:style style:name="P7" style:family="paragraph" style:parent-style-name="Standard">
      <style:text-properties officeooo:rsid="001da8fb" officeooo:paragraph-rsid="001da8fb"/>
    </style:style>
    <style:style style:name="P8" style:family="paragraph" style:parent-style-name="Standard">
      <style:text-properties officeooo:paragraph-rsid="001f80dc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fo:text-align="center"/>
      <style:text-properties fo:font-size="12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2pt"/>
    </style:style>
    <style:style style:name="T1" style:family="text">
      <style:text-properties officeooo:rsid="001b8463"/>
    </style:style>
    <style:style style:name="T2" style:family="text">
      <style:text-properties officeooo:rsid="001da8fb"/>
    </style:style>
    <style:style style:name="T3" style:family="text">
      <style:text-properties officeooo:rsid="001f52ca"/>
    </style:style>
    <style:style style:name="T4" style:family="text">
      <style:text-properties officeooo:rsid="001f80dc"/>
    </style:style>
    <style:style style:name="T5" style:family="text">
      <style:text-properties style:font-name="0" fo:font-size="12pt" fo:font-style="normal" fo:font-weight="normal" style:font-size-asian="12pt" style:font-style-asian="normal" style:font-weight-asian="normal"/>
    </style:style>
    <style:style style:name="T6" style:family="text">
      <style:text-properties officeooo:rsid="0021deab"/>
    </style:style>
    <style:style style:name="T7" style:family="text">
      <style:text-properties fo:font-size="12pt" fo:font-weight="normal" style:font-weight-asian="normal" style:font-weight-complex="normal"/>
    </style:style>
    <style:style style:name="T8" style:family="text">
      <style:text-properties fo:font-size="12pt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draw:fill="none" draw:textarea-horizontal-align="justify" draw:textarea-vertical-align="middle" draw:auto-grow-height="false" fo:min-height="0.4937in" fo:min-width="1.5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173in" fo:min-width="0.117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98in" fo:min-width="0.0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98in" fo:min-width="0.0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svg:stroke-color="#000000" draw:marker-start="Arrowheads_20_1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swered Modal Logic<text:line-break/>in Cubical Binary Codes</text:p>
      <text:p text:style-name="P2">by Sven Nilsen, 2020</text:p>
      <text:p text:style-name="P1"/>
      <text:p text:style-name="P4">In this paper I describe the simplest case of encoding Answered Modal Logic in Cubical Binary Codes.</text:p>
      <text:p text:style-name="P1"/>
      <text:p text:style-name="P1">Answered Modal Logic has a modal set consisting of 3 elements:</text:p>
      <text:p text:style-name="P1"/>
      <text:p text:style-name="P3"><text:tab/>¬□ <text:span text:style-name="T4">= </text:span>{!◇, ¬!◇, □}</text:p>
      <text:p text:style-name="P1"/>
      <text:p text:style-name="P1">The smallest Cubical Binary Code that fits this set is the following:</text:p>
      <text:p text:style-name="P1"/>
      <text:p text:style-name="P1"><draw:custom-shape text:anchor-type="paragraph" draw:z-index="1" draw:name="Shape2" draw:style-name="gr2" draw:text-style-name="P10" svg:width="1.5394in" svg:height="0.4941in" svg:x="0.8252in" svg:y="0.1098in"><text:p/><draw:enhanced-geometry svg:viewBox="0 0 21600 21600" draw:type="rectangle" draw:enhanced-path="M 0 0 L 21600 0 21600 21600 0 21600 0 0 Z N"/></draw:custom-shape><draw:custom-shape text:anchor-type="paragraph" draw:z-index="5" draw:name="Shape2" draw:style-name="gr2" draw:text-style-name="P10" svg:width="1.5394in" svg:height="0.4941in" svg:x="2.7575in" svg:y="0.1165in"><text:p/><draw:enhanced-geometry svg:viewBox="0 0 21600 21600" draw:type="rectangle" draw:enhanced-path="M 0 0 L 21600 0 21600 21600 0 21600 0 0 Z N"/></draw:custom-shape><draw:frame text:anchor-type="paragraph" draw:z-index="18" draw:name="Shape5" draw:style-name="gr8" draw:text-style-name="P16" svg:width="0.2795in" svg:height="0.2157in" svg:x="0.6028in" svg:y="0.0161in"><draw:text-box><text:p>00</text:p></draw:text-box></draw:frame><draw:frame text:anchor-type="paragraph" draw:z-index="19" draw:name="Shape5" draw:style-name="gr8" draw:text-style-name="P16" svg:width="0.2795in" svg:height="0.2157in" svg:x="2.5571in" svg:y="0.0236in"><draw:text-box><text:p>01</text:p></draw:text-box></draw:frame></text:p>
      <text:p text:style-name="P1"><draw:custom-shape text:anchor-type="paragraph" draw:z-index="2" draw:name="Shape1" draw:style-name="gr3" draw:text-style-name="P11" svg:width="0.165in" svg:height="0.165in" svg:x="1.1189in" svg:y="0.0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4" draw:text-style-name="P12" svg:width="0.165in" svg:height="0.165in" svg:x="1.9134in" svg:y="0.0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" draw:name="Shape3" draw:style-name="gr5" draw:text-style-name="P13" svg:width="0.6224in" svg:height="0.2795in" svg:x="1.2402in" svg:y="0.4835in"><draw:text-box><text:p text:style-name="P9">!◇</text:p></draw:text-box></draw:frame><draw:custom-shape text:anchor-type="paragraph" draw:z-index="6" draw:name="Shape1" draw:style-name="gr6" draw:text-style-name="P11" svg:width="0.165in" svg:height="0.165in" svg:x="3.8382in" svg:y="0.0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4" draw:text-style-name="P12" svg:width="0.165in" svg:height="0.165in" svg:x="3.1161in" svg:y="0.0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" draw:name="Shape3" draw:style-name="gr5" draw:text-style-name="P13" svg:width="0.6224in" svg:height="0.2795in" svg:x="3.202in" svg:y="0.498in"><draw:text-box><text:p text:style-name="P9">□</text:p></draw:text-box></draw:frame><draw:custom-shape text:anchor-type="paragraph" draw:z-index="9" draw:name="Shape2" draw:style-name="gr2" draw:text-style-name="P10" svg:width="1.5394in" svg:height="0.4941in" svg:x="0.8319in" svg:y="0.9917in"><text:p/><draw:enhanced-geometry svg:viewBox="0 0 21600 21600" draw:type="rectangle" draw:enhanced-path="M 0 0 L 21600 0 21600 21600 0 21600 0 0 Z N"/></draw:custom-shape><draw:custom-shape text:anchor-type="paragraph" draw:z-index="10" draw:name="Shape1" draw:style-name="gr4" draw:text-style-name="P12" svg:width="0.165in" svg:height="0.165in" svg:x="1.9272in" svg:y="1.1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4" draw:text-style-name="P12" svg:width="0.165in" svg:height="0.165in" svg:x="1.1327in" svg:y="1.1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0" draw:name="Shape4" draw:style-name="gr1" draw:text-style-name="P9" svg:x1="1.2043in" svg:y1="1.2346in" svg:x2="1.9988in" svg:y2="1.2417in"><text:p/></draw:line><draw:frame text:anchor-type="paragraph" draw:z-index="12" draw:name="Shape3" draw:style-name="gr5" draw:text-style-name="P14" svg:width="0.6224in" svg:height="0.2795in" svg:x="1.2547in" svg:y="1.5571in"><draw:text-box><text:p text:style-name="P9"><text:span text:style-name="T7">¬!◇</text:span></text:p></draw:text-box></draw:frame><draw:custom-shape text:anchor-type="paragraph" draw:z-index="13" draw:name="Shape2" draw:style-name="gr2" draw:text-style-name="P10" svg:width="1.5394in" svg:height="0.4941in" svg:x="2.7575in" svg:y="1.0063in"><text:p/><draw:enhanced-geometry svg:viewBox="0 0 21600 21600" draw:type="rectangle" draw:enhanced-path="M 0 0 L 21600 0 21600 21600 0 21600 0 0 Z N"/></draw:custom-shape><draw:line text:anchor-type="paragraph" draw:z-index="14" draw:name="Shape4" draw:style-name="gr1" draw:text-style-name="P9" svg:x1="3.1154in" svg:y1="1.2492in" svg:x2="3.9098in" svg:y2="1.2563in"><text:p/></draw:line><draw:custom-shape text:anchor-type="paragraph" draw:z-index="15" draw:name="Shape1" draw:style-name="gr6" draw:text-style-name="P11" svg:width="0.165in" svg:height="0.165in" svg:x="3.8382in" svg:y="1.1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6" draw:text-style-name="P11" svg:width="0.165in" svg:height="0.165in" svg:x="3.0437in" svg:y="1.1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><draw:frame text:anchor-type="paragraph" draw:z-index="20" draw:name="Shape5" draw:style-name="gr8" draw:text-style-name="P16" svg:width="0.2795in" svg:height="0.2157in" svg:x="0.6102in" svg:y="0.1181in"><draw:text-box><text:p>10</text:p></draw:text-box></draw:frame><draw:frame text:anchor-type="paragraph" draw:z-index="21" draw:name="Shape5" draw:style-name="gr8" draw:text-style-name="P16" svg:width="0.2795in" svg:height="0.2157in" svg:x="2.5508in" svg:y="0.1181in"><draw:text-box><text:p>11</text:p></draw:text-box></draw:frame></text:p>
      <text:p text:style-name="P1"/>
      <text:p text:style-name="P1"/>
      <text:p text:style-name="P1"/>
      <text:p text:style-name="P1"><draw:frame text:anchor-type="paragraph" draw:z-index="17" draw:name="Shape3" draw:style-name="gr7" draw:text-style-name="P15" svg:width="0.874in" svg:height="0.1925in" svg:x="3.0366in" svg:y="0.0236in"><draw:text-box><text:p text:style-name="P9"><text:span text:style-name="T8">¬□</text:span></text:p></draw:text-box></draw:frame></text:p>
      <text:p text:style-name="P1"/>
      <text:p text:style-name="P5">The reason for this assignment is because `<text:span text:style-name="T1">□</text:span>` and `!<text:span text:style-name="T1">◇</text:span>` are natural opposites:</text:p>
      <text:p text:style-name="P5"/>
      <text:p text:style-name="P5"><text:tab/>0<text:span text:style-name="T6">1</text:span><text:tab/><text:span text:style-name="T1">□<text:tab/>F</text:span>or all cases, <text:span text:style-name="T2">the</text:span> predicate returns `true`</text:p>
      <text:p text:style-name="P5"><text:tab/>0<text:span text:style-name="T6">0</text:span><text:tab/>!<text:span text:style-name="T1">◇<text:tab/>T</text:span>here exists no case for which the predicate returns `true`</text:p>
      <text:p text:style-name="P5"/>
      <text:p text:style-name="P7">To clarify, the cases here refers to context, not inputs of the predicate.</text:p>
      <text:p text:style-name="P7">The logic is for reasoning about the predicate across possible worlds, hence the modality.</text:p>
      <text:p text:style-name="P5"/>
      <text:p text:style-name="P6">The <text:span text:style-name="T4">natural way of assigning</text:span> `<text:span text:style-name="T1">¬!◇</text:span>` is 10:</text:p>
      <text:p text:style-name="P5"/>
      <text:p text:style-name="P6"><text:tab/>10<text:tab/><text:span text:style-name="T1">¬!◇<text:tab/>T</text:span>here exists <text:span text:style-name="T4">two cases, where the predicate returns `true` and `false`</text:span></text:p>
      <text:p text:style-name="P5"/>
      <text:p text:style-name="P6"><text:span text:style-name="T4">If</text:span> one model<text:span text:style-name="T4">s</text:span> <text:span text:style-name="T4">`◇ = {¬!◇, □}`</text:span> as an interval, then one can say it includes `<text:span text:style-name="T1">□</text:span>` at one end:</text:p>
      <text:p text:style-name="P5"/>
      <text:p text:style-name="P5"><draw:line text:anchor-type="paragraph" draw:z-index="22" draw:name="Shape4" draw:style-name="gr9" draw:text-style-name="P9" svg:x1="2.2492in" svg:y1="0.0917in" svg:x2="3.0437in" svg:y2="0.0988in"><text:p/></draw:line><draw:custom-shape text:anchor-type="paragraph" draw:z-index="23" draw:name="Shape1" draw:style-name="gr6" draw:text-style-name="P11" svg:width="0.165in" svg:height="0.165in" svg:x="2.972in" svg:y="0.0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4" draw:text-style-name="P12" svg:width="0.165in" svg:height="0.165in" svg:x="2.178in" svg:y="0.0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5" draw:name="Shape6" draw:style-name="gr10" draw:text-style-name="P16" svg:width="2.4843in" svg:height="0.2433in" svg:x="3.5874in" svg:y="0.0075in"><draw:text-box><text:p>One can think about `◇` as an arrow</text:p></draw:text-box></draw:frame><text:tab/><text:span text:style-name="T1">◇ </text:span>= (!<text:span text:style-name="T1">◇, □</text:span>]</text:p>
      <text:p text:style-name="P5"/>
      <text:p text:style-name="P8"><text:span text:style-name="T2">The semantics of the code `11` (`</text:span><text:span text:style-name="T5">¬□</text:span><text:span text:style-name="T4">`) is naturally referring to the whole modal set:</text:span></text:p>
      <text:p text:style-name="P7"><draw:line text:anchor-type="paragraph" draw:z-index="26" draw:name="Shape4" draw:style-name="gr1" draw:text-style-name="P9" svg:x1="0.5882in" svg:y1="0.3098in" svg:x2="1.3827in" svg:y2="0.3169in"><text:p/></draw:line><draw:custom-shape text:anchor-type="paragraph" draw:z-index="27" draw:name="Shape1" draw:style-name="gr6" draw:text-style-name="P11" svg:width="0.165in" svg:height="0.165in" svg:x="1.311in" svg:y="0.2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6" draw:text-style-name="P11" svg:width="0.165in" svg:height="0.165in" svg:x="0.5165in" svg:y="0.2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<draw:frame text:anchor-type="paragraph" draw:z-index="29" draw:name="Shape7" draw:style-name="gr11" draw:text-style-name="P17" svg:width="1.6004in" svg:height="0.285in" svg:x="1.8339in" svg:y="0.0193in"><draw:text-box><text:p><text:span text:style-name="T8">¬□ = {!◇, ¬!◇, □}</text:span></text:p></draw:text-box></draw:frame></text:p>
      <text:p text:style-name="P7"/>
      <text:p text:style-name="P7">This encoding satisfies the requirement that the building block of the logic can not fully model sets.</text:p>
      <text:p text:style-name="P7">There is no way to model the empty modal set `{}`, <text:span text:style-name="T3">hence a full model of a set is impossible to expre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7:29:58.978496000</meta:creation-date>
    <dc:date>2021-03-30T21:43:58.737061000</dc:date>
    <meta:editing-duration>PT11M9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8" meta:word-count="216" meta:character-count="1179" meta:non-whitespace-character-count="976"/>
  </office:meta>
</office:document-meta>
</file>